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officeooo:rsid="000a515f" officeooo:paragraph-rsid="000a515f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weight="bold" officeooo:rsid="000a515f" officeooo:paragraph-rsid="000a515f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weight="bold" officeooo:rsid="000c1b04" officeooo:paragraph-rsid="000c1b04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0c2776" officeooo:paragraph-rsid="000c2776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rsid="00121e29" officeooo:paragraph-rsid="00121e29" style:font-weight-asian="bold" style:font-weight-complex="bold"/>
    </style:style>
    <style:style style:name="P6" style:family="paragraph" style:parent-style-name="Preformatted_20_Text" style:list-style-name="L1">
      <style:paragraph-properties fo:text-align="start" style:justify-single-word="false"/>
      <style:text-properties officeooo:paragraph-rsid="001bf77c"/>
    </style:style>
    <style:style style:name="P7" style:family="paragraph" style:parent-style-name="Preformatted_20_Text">
      <style:paragraph-properties fo:text-align="start" style:justify-single-word="false"/>
      <style:text-properties officeooo:paragraph-rsid="001bf77c"/>
    </style:style>
    <style:style style:name="P8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bold" officeooo:rsid="000bf9ce" officeooo:paragraph-rsid="000bf9ce" style:font-weight-asian="bold" style:font-weight-complex="bold"/>
    </style:style>
    <style:style style:name="P9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bold" officeooo:rsid="000c1b04" officeooo:paragraph-rsid="000c1b04" style:font-weight-asian="bold" style:font-weight-complex="bold"/>
    </style:style>
    <style:style style:name="P10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bold" officeooo:rsid="0020f03d" officeooo:paragraph-rsid="0020f03d" style:font-weight-asian="bold" style:font-weight-complex="bold"/>
    </style:style>
    <style:style style:name="P1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bold" officeooo:rsid="00228da0" officeooo:paragraph-rsid="00228da0" style:font-weight-asian="bold" style:font-weight-complex="bold"/>
    </style:style>
    <style:style style:name="P12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bold" officeooo:rsid="002ae298" officeooo:paragraph-rsid="002ae298" style:font-weight-asian="bold" style:font-weight-complex="bold"/>
    </style:style>
    <style:style style:name="P13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bold" officeooo:rsid="00307f56" officeooo:paragraph-rsid="00307f56" style:font-weight-asian="bold" style:font-weight-complex="bold"/>
    </style:style>
    <style:style style:name="P14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bold" officeooo:rsid="00322f9f" officeooo:paragraph-rsid="00322f9f" style:font-weight-asian="bold" style:font-weight-complex="bold"/>
    </style:style>
    <style:style style:name="P15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bold" officeooo:rsid="0033c571" officeooo:paragraph-rsid="0033c571" style:font-weight-asian="bold" style:font-weight-complex="bold"/>
    </style:style>
    <style:style style:name="P16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normal" officeooo:rsid="000bf9ce" officeooo:paragraph-rsid="000bf9ce" style:font-weight-asian="normal" style:font-weight-complex="normal"/>
    </style:style>
    <style:style style:name="P17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normal" officeooo:rsid="000bf9ce" officeooo:paragraph-rsid="000c52f9" style:font-weight-asian="normal" style:font-weight-complex="normal"/>
    </style:style>
    <style:style style:name="P18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normal" officeooo:rsid="000ee7f8" officeooo:paragraph-rsid="000ee7f8" style:font-weight-asian="normal" style:font-weight-complex="normal"/>
    </style:style>
    <style:style style:name="P19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normal" officeooo:rsid="00135753" officeooo:paragraph-rsid="00135753" style:font-weight-asian="normal" style:font-weight-complex="normal"/>
    </style:style>
    <style:style style:name="P20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normal" officeooo:rsid="000a515f" officeooo:paragraph-rsid="000a515f" style:font-weight-asian="normal" style:font-weight-complex="normal"/>
    </style:style>
    <style:style style:name="P2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normal" officeooo:rsid="001a014d" officeooo:paragraph-rsid="001a014d" style:font-weight-asian="normal" style:font-weight-complex="normal"/>
    </style:style>
    <style:style style:name="P22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weight="normal" officeooo:rsid="0038266f" officeooo:paragraph-rsid="0038266f" style:font-weight-asian="normal" style:font-weight-complex="normal"/>
    </style:style>
    <style:style style:name="P23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fo:font-weight="normal" officeooo:rsid="001d744f" officeooo:paragraph-rsid="001d744f" style:font-weight-asian="normal" style:font-weight-complex="normal"/>
    </style:style>
    <style:style style:name="P24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fo:font-weight="bold" officeooo:rsid="002996e9" officeooo:paragraph-rsid="002996e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2776" style:font-weight-asian="normal" style:font-weight-complex="normal"/>
    </style:style>
    <style:style style:name="T3" style:family="text">
      <style:text-properties fo:font-weight="normal" officeooo:rsid="001bf77c" style:font-weight-asian="normal" style:font-weight-complex="normal"/>
    </style:style>
    <style:style style:name="T4" style:family="text">
      <style:text-properties fo:font-weight="normal" officeooo:rsid="0024807a" style:font-weight-asian="normal" style:font-weight-complex="normal"/>
    </style:style>
    <style:style style:name="T5" style:family="text">
      <style:text-properties fo:font-weight="normal" officeooo:rsid="002571f4" style:font-weight-asian="normal" style:font-weight-complex="normal"/>
    </style:style>
    <style:style style:name="T6" style:family="text">
      <style:text-properties fo:font-weight="normal" officeooo:rsid="002712f6" style:font-weight-asian="normal" style:font-weight-complex="normal"/>
    </style:style>
    <style:style style:name="T7" style:family="text">
      <style:text-properties fo:font-weight="normal" officeooo:rsid="002996e9" style:font-weight-asian="normal" style:font-weight-complex="normal"/>
    </style:style>
    <style:style style:name="T8" style:family="text">
      <style:text-properties fo:font-weight="normal" officeooo:rsid="0032eda1" style:font-weight-asian="normal" style:font-weight-complex="normal"/>
    </style:style>
    <style:style style:name="T9" style:family="text">
      <style:text-properties fo:font-weight="normal" officeooo:rsid="0033101e" style:font-weight-asian="normal" style:font-weight-complex="normal"/>
    </style:style>
    <style:style style:name="T10" style:family="text">
      <style:text-properties fo:font-weight="normal" officeooo:rsid="00359a8d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e1d1d"/>
    </style:style>
    <style:style style:name="T13" style:family="text">
      <style:text-properties officeooo:rsid="001509cb"/>
    </style:style>
    <style:style style:name="T14" style:family="text">
      <style:text-properties officeooo:rsid="00190e0b"/>
    </style:style>
    <style:style style:name="T15" style:family="text">
      <style:text-properties officeooo:rsid="001edb42"/>
    </style:style>
    <style:style style:name="T16" style:family="text">
      <style:text-properties officeooo:rsid="0020412c"/>
    </style:style>
    <style:style style:name="T17" style:family="text">
      <style:text-properties officeooo:rsid="003975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de Programmation des Architectures Parallèles</text:p>
      <text:p text:style-name="P2"/>
      <text:p text:style-name="P5">Jeu de la vie :</text:p>
      <text:p text:style-name="P5"/>
      <text:p text:style-name="P19"><text:span text:style-name="T11">objectif : </text:span><text:span text:style-name="T13">C</text:span>omparer l’efficacité <text:span text:style-name="T14">des </text:span>différentes implémentations de ce jeu.</text:p>
      <text:p text:style-name="P21">À partir d’une version séquentielle très naïve vous allez, dans un premier temps, produire trois versions séquentielles :</text:p>
      <text:p text:style-name="P21"/>
      <text:list xml:id="list7616637588026719484" text:style-name="L1">
        <text:list-item>
          <text:p text:style-name="P6"><text:span text:style-name="T3">Version de base : le monde est parcouru à l’aide de deux boucles for imbriquées, on cherchera à optimiser le calcul en réduisant considérablement le nombre de sauts conditionnels </text:span></text:p>
        </text:list-item>
      </text:list>
      <text:p text:style-name="P7"><text:span text:style-name="T3"/></text:p>
      <text:p text:style-name="P7"><text:span text:style-name="T3"><text:tab/><text:tab/></text:span></text:p>
      <text:p text:style-name="P20"/>
      <text:p text:style-name="P16">./2Dcomp -s 512 -k vie</text:p>
      <text:p text:style-name="P23">copier compute_mandel_tiled()→<text:span text:style-name="T16"> compute_vie__tiled :</text:span> <text:span text:style-name="T15">version openMP naive en 5min</text:span></text:p>
      <text:p text:style-name="P8"><text:span text:style-name="T1"/></text:p>
      <text:p text:style-name="P17">./2Dcomp -s 512 -k vie <text:span text:style-name="T12">-a clown -i 110</text:span></text:p>
      <text:p text:style-name="P17"><text:span text:style-name="T1"/></text:p>
      <text:p text:style-name="P17">./2Dcomp -s 512 -k vie <text:span text:style-name="T12">-a diehard</text:span></text:p>
      <text:p text:style-name="P17"/>
      <text:p text:style-name="P17">./2Dcomp -s 512 -k vie <text:span text:style-name="T12">-a random</text:span></text:p>
      <text:p text:style-name="P17"/>
      <text:p text:style-name="P22">./2Dcomp -s 512 <text:s/>-k vie -v seq_<text:span text:style-name="T17">opt</text:span> -n </text:p>
      <text:p text:style-name="P17"/>
      <text:p text:style-name="P18">Si on veut ajouter nos propres fonctions, les mettre dans vie.c tout en bas.</text:p>
      <text:p text:style-name="P8"><text:span text:style-name="T1"/></text:p>
      <text:p text:style-name="P8"><text:span text:style-name="T1">random plus couteux car il va executer du calcul presque partout mm avec la version tuilé</text:span></text:p>
      <text:p text:style-name="P8"><text:span text:style-name="T1"/></text:p>
      <text:p text:style-name="P8"><text:span text:style-name="T1">clownn ne sert à rien</text:span></text:p>
      <text:p text:style-name="P8"><text:span text:style-name="T1"/></text:p>
      <text:p text:style-name="P8"><text:span text:style-name="T1">prog </text:span>seq <text:span text:style-name="T1">s’arrete quand plus rien ne change</text:span></text:p>
      <text:p text:style-name="P8"><text:span text:style-name="T1"/></text:p>
      <text:p text:style-name="P9"><text:span text:style-name="T1">diehard en </text:span>seq <text:span text:style-name="T1">il s’arrete </text:span><text:span text:style-name="T2">et retourrne nombre itration</text:span></text:p>
      <text:p text:style-name="P9"><text:span text:style-name="T2"/></text:p>
      <text:p text:style-name="P10"><text:span text:style-name="T2">1</text:span><text:span text:style-name="T1">pixel par cellule dans version optimisé réduire pression sur le cache (4octets imposé</text:span><text:span text:style-name="T5">s</text:span><text:span text:style-name="T1">) tableau malloc jste pour actualiser </text:span><text:span text:style-name="T5">vie_init</text:span></text:p>
      <text:p text:style-name="P10"><text:span text:style-name="T5"/></text:p>
      <text:p text:style-name="P10"><text:span text:style-name="T1">allouer tableau plus petit que curimage par octet allouer 1 octet par celluule 8 voisin</text:span><text:span text:style-name="T6">s</text:span><text:span text:style-name="T1"> la somme tiendra sur 1octet</text:span></text:p>
      <text:p text:style-name="P10"><text:span text:style-name="T1"/></text:p>
      <text:p text:style-name="P11"><text:span text:style-name="T1">afficher les images de temps en temps</text:span></text:p>
      <text:p text:style-name="P11"><text:span text:style-name="T1">vie_refresh_img : appeler quannd le logiciel veut afficher une image</text:span></text:p>
      <text:p text:style-name="P11"><text:span text:style-name="T1">la dedans on decide ce qu’on affiche cur_img()..</text:span></text:p>
      <text:p text:style-name="P3"><text:span text:style-name="T2"/></text:p>
      <text:p text:style-name="P3"><text:span text:style-name="T2"><text:tab/></text:span><text:span text:style-name="T4">alternative, on va travailler sur des grand pb qui vont tenir dans le <text:tab/>cache plus longtemps </text:span></text:p>
      <text:p text:style-name="P3"><text:span text:style-name="T4"/></text:p>
      <text:p text:style-name="P4"><text:span text:style-name="T1"><text:tab/></text:span><text:span text:style-name="T7">vie_init() :</text:span></text:p>
      <text:p text:style-name="P4"><text:span text:style-name="T7"><text:tab/>{</text:span></text:p>
      <text:p text:style-name="P24"><text:span text:style-name="T1">= malloc() ;</text:span></text:p>
      <text:p text:style-name="P24"><text:span text:style-name="T1">= malloc() ;</text:span></text:p>
      <text:p text:style-name="P24"><text:span text:style-name="T1">}</text:span></text:p>
      <text:p text:style-name="P24"><text:span text:style-name="T1"/></text:p>
      <text:p text:style-name="P12"><text:span text:style-name="T1">vie_finalize()</text:span></text:p>
      <text:p text:style-name="P12"><text:span text:style-name="T1">{</text:span></text:p>
      <text:p text:style-name="P12"><text:span text:style-name="T1"><text:tab/>free()</text:span></text:p>
      <text:p text:style-name="P12"><text:span text:style-name="T1"><text:tab/>free()</text:span></text:p>
      <text:p text:style-name="P12"><text:span text:style-name="T1">}</text:span></text:p>
      <text:p text:style-name="P12"><text:span text:style-name="T1"/></text:p>
      <text:p text:style-name="P12"><text:soft-page-break/><text:span text:style-name="T1">vie_refresh_img()</text:span></text:p>
      <text:p text:style-name="P12"><text:span text:style-name="T1">{<text:tab/>cur_img(,)</text:span></text:p>
      <text:p text:style-name="P12"><text:span text:style-name="T1">}</text:span></text:p>
      <text:p text:style-name="P12"><text:span text:style-name="T1"/></text:p>
      <text:p text:style-name="P13"><text:span text:style-name="T1">version seq omp sortir les boucle de traiter tuile et mettre des OMP for</text:span></text:p>
      <text:p text:style-name="P13"><text:span text:style-name="T1"/></text:p>
      <text:p text:style-name="P14"><text:span text:style-name="T1">On va longtemps travailler sur les tuiles, on va travailler sur des matrices de booléen </text:span><text:span text:style-name="T10">(si 8 voisins n’ont pas changé de valeurs pas la peine de regarder le milieu),</text:span><text:span text:style-name="T1"> jouer avec le nombre de tuiles (-g [</text:span><text:span text:style-name="T9">128</text:span><text:span text:style-name="T1">] grain</text:span><text:span text:style-name="T8">s)</text:span></text:p>
      <text:p text:style-name="P15"><text:span text:style-name="T8">t</text:span><text:span text:style-name="T1">raceer des courbes en jouant avec les grains nombre de threads dans la légen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36:46.863213803</dc:date>
    <dc:creator>Emmanoe Delar</dc:creator>
    <meta:editing-duration>PT1H28M41S</meta:editing-duration>
    <meta:editing-cycles>48</meta:editing-cycles>
    <meta:generator>LibreOffice/5.2.7.2$Linux_X86_64 LibreOffice_project/20m0$Build-2</meta:generator>
    <meta:document-statistic meta:table-count="0" meta:image-count="0" meta:object-count="0" meta:page-count="2" meta:paragraph-count="39" meta:word-count="332" meta:character-count="1933" meta:non-whitespace-character-count="1628"/>
  </office:meta>
</office:document-meta>
</file>